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639in"/>
    </style:style>
    <style:style style:name="co3" style:family="table-column">
      <style:table-column-properties fo:break-before="auto" style:column-width="4.31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ce3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S.No.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ate Done</text:p>
          </table:table-cell>
          <table:table-cell table:style-name="ce1" office:value-type="string">
            <text:p>Comments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and get the description of signals in PXTU Module.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pdate the CSV with signal's description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ify createDB.py to create file and update without depending on the current DB fil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eate a diagnostics for error finder and a provision to auto correct</text:p>
          </table:table-cell>
          <table:table-cell table:number-columns-repeated="2"/>
          <table:table-cell office:value-type="string">
            <text:p>#16 should fix what is required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ke the IP obtaining from the XML file rather than hardcoding it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24">
            <text:p>06/24/17</text:p>
          </table:table-cell>
          <table:table-cell office:value-type="string">
            <text:p>Tested working but needs improvement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e a time stamp feature in arduino engine for data exchange between arduino and pi.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11">
            <text:p>06/11/17</text:p>
          </table:table-cell>
          <table:table-cell office:value-type="string">
            <text:p>To be tested with integration to arduino.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dd capability for not writing to SHM when it is locked.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rite frequency of every engine into the SHM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eate master controller to the source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ster controller should check the input status of the engine and run accordingly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reate thread in master engine for transmitting the data to LabView GUI.- LP</text:p>
          </table:table-cell>
          <table:table-cell table:number-columns-repeated="2"/>
          <table:table-cell office:value-type="string">
            <text:p>Check detailed description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reate LabView GUI with initial draft of lights.- LP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mplement engine controller in Python (like base)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26">
            <text:p>06/26/17</text:p>
          </table:table-cell>
          <table:table-cell office:value-type="string">
            <text:p>like robot.engine.arduino.state = 1/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reate a data capture engine that can be used for recording the data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 sync with the #14, create an evaluation Python lib that can evaluate timing and others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dd code to arduino engine to reset the Arduino base when it is stuck in some condition.</text:p>
          </table:table-cell>
          <table:table-cell table:number-columns-repeated="2"/>
          <table:table-cell office:value-type="string">
            <text:p>Reset the timestamp counter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ke bash for building all the engines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earn GPIO pin programming in Linux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dd namespace to falcon</text:p>
          </table:table-cell>
          <table:table-cell table:number-columns-repeated="2"/>
          <table:table-cell office:value-type="string">
            <text:p>Create a new namespace in shared library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ke the dcap engine return something to the PXTU on successfully starting to write</text:p>
          </table:table-cell>
          <table:table-cell table:number-columns-repeated="2"/>
          <table:table-cell office:value-type="string">
            <text:p>Just to know the ACK status 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dd ms to the dcap timestamp 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26">
            <text:p>06/26/17</text:p>
          </table:table-cell>
          <table:table-cell office:value-type="string">
            <text:p>These are the units of the recording time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dd feature for checking the status and then running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26">
            <text:p>06/26/17</text:p>
          </table:table-cell>
          <table:table-cell office:value-type="string">
            <text:p>If the engine is paused, the master should not run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dd a feature to PXTU to exit all the running engine on the Pi</text:p>
          </table:table-cell>
          <table:table-cell table:number-columns-repeated="2"/>
          <table:table-cell office:value-type="string">
            <text:p>It should kill all the engines including RTU and Dcap Use #25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mplement as a thread in engineFrame to do some engine specific background tasks</text:p>
          </table:table-cell>
          <table:table-cell table:number-columns-repeated="2"/>
          <table:table-cell office:value-type="string">
            <text:p>It should do #23. Use #25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reate a new variable for EXIT engines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26">
            <text:p>06/26/17</text:p>
          </table:table-cell>
          <table:table-cell office:value-type="string">
            <text:p>EngineFrame thread should monitor this variable and exit when set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1023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E3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6/26/2017</text:date>, <text:time>17:1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9M11S</meta:editing-duration>
    <meta:editing-cycles>48</meta:editing-cycles>
    <meta:generator>OpenOffice/4.1.3$Win32 OpenOffice.org_project/413m1$Build-9783</meta:generator>
    <dc:date>2017-06-26T17:14:47.74</dc:date>
    <dc:creator>Naveen Chakravarthy</dc:creator>
    <meta:document-statistic meta:table-count="3" meta:cell-count="99" meta:object-count="0"/>
    <meta:user-defined meta:name="Info 1"/>
    <meta:user-defined meta:name="Info 2"/>
    <meta:user-defined meta:name="Info 3"/>
    <meta:user-defined meta:name="Info 4"/>
  </office:meta>
</office:document-meta>
</file>